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alog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gat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0" calcext:value-type="float">
            <text:p>21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Planilha1.C1:Planilha1.C10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4:01:16.697521101</meta:creation-date>
    <dc:date>2022-06-15T14:35:28.758806096</dc:date>
    <meta:editing-duration>PT24M</meta:editing-duration>
    <meta:editing-cycles>4</meta:editing-cycles>
    <meta:generator>LibreOffice/6.4.7.2$Linux_X86_64 LibreOffice_project/40$Build-2</meta:generator>
    <meta:document-statistic meta:table-count="1" meta:cell-count="30" meta:object-count="0"/>
  </office:meta>
</office:document-meta>
</file>